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officeooo:rsid="00088083" officeooo:paragraph-rsid="00088083"/>
    </style:style>
    <style:style style:name="P2" style:family="paragraph" style:parent-style-name="Standard">
      <style:paragraph-properties fo:line-height="150%"/>
      <style:text-properties style:font-name="Times New Roman" officeooo:rsid="000a0d4f" officeooo:paragraph-rsid="000a0d4f"/>
    </style:style>
    <style:style style:name="P3" style:family="paragraph" style:parent-style-name="Standard">
      <style:paragraph-properties fo:line-height="150%"/>
      <style:text-properties style:font-name="Times New Roman" officeooo:rsid="000c78d2" officeooo:paragraph-rsid="000c78d2"/>
    </style:style>
    <style:style style:name="P4" style:family="paragraph" style:parent-style-name="Standard">
      <style:paragraph-properties fo:line-height="150%"/>
      <style:text-properties style:font-name="Times New Roman" officeooo:rsid="000cf902" officeooo:paragraph-rsid="000cf902"/>
    </style:style>
    <style:style style:name="P5" style:family="paragraph" style:parent-style-name="Standard">
      <style:paragraph-properties fo:line-height="150%"/>
      <style:text-properties style:font-name="Times New Roman" officeooo:rsid="000e274c" officeooo:paragraph-rsid="000e274c"/>
    </style:style>
    <style:style style:name="P6" style:family="paragraph" style:parent-style-name="Standard">
      <style:paragraph-properties fo:line-height="150%"/>
      <style:text-properties style:font-name="Times New Roman" officeooo:rsid="000f4443" officeooo:paragraph-rsid="000f4443"/>
    </style:style>
    <style:style style:name="P7" style:family="paragraph" style:parent-style-name="Standard">
      <style:paragraph-properties fo:line-height="150%"/>
      <style:text-properties style:font-name="Times New Roman" officeooo:rsid="000f85e0" officeooo:paragraph-rsid="000f85e0"/>
    </style:style>
    <style:style style:name="P8" style:family="paragraph" style:parent-style-name="Standard">
      <style:paragraph-properties fo:line-height="150%"/>
      <style:text-properties style:font-name="Times New Roman" officeooo:rsid="00088083" officeooo:paragraph-rsid="000880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ídeos e links importantes na construção dos códigos e do projeto:</text:p>
      <text:p text:style-name="P1"/>
      <text:p text:style-name="P2">Sensor Ultrassonico:</text:p>
      <text:p text:style-name="P1"><text:a xlink:type="simple" xlink:href="https://www.youtube.com/watch?v=IF1eN0WK3bU" text:style-name="Internet_20_link" text:visited-style-name="Visited_20_Internet_20_Link">https://www.youtube.com/watch?v=IF1eN0WK3bU</text:a></text:p>
      <text:p text:style-name="P2"><text:a xlink:type="simple" xlink:href="https://www.dropbox.com/s/1b09krmft6kuc7h/Sensor%20distancia%20Ultrasonido.txt" text:style-name="Internet_20_link" text:visited-style-name="Visited_20_Internet_20_Link">https://www.dropbox.com/s/1b09krmft6kuc7h/Sensor%20distancia%20Ultrasonido.txt</text:a></text:p>
      <text:p text:style-name="P2"><text:a xlink:type="simple" xlink:href="https://www.dropbox.com/s/r973ivw3qbuduvs/DIAGRAMA%20CONEXION%20ULTRASONICO%20ARDUINO.jpg" text:style-name="Internet_20_link" text:visited-style-name="Visited_20_Internet_20_Link">https://www.dropbox.com/s/r973ivw3qbuduvs/DIAGRAMA%20CONEXION%20ULTRASONICO%20ARDUINO.jpg</text:a></text:p>
      <text:p text:style-name="P2"/>
      <text:p text:style-name="P3">Android:</text:p>
      <text:p text:style-name="P4"><text:a xlink:type="simple" xlink:href="https://www.youtube.com/watch?v=v4BQSoLRmfg" text:style-name="Internet_20_link" text:visited-style-name="Visited_20_Internet_20_Link">https://www.youtube.com/watch?v=v4BQSoLRmfg</text:a> – Início</text:p>
      <text:p text:style-name="P3"><text:a xlink:type="simple" xlink:href="https://www.youtube.com/watch?v=2fRVvGkRJE8" text:style-name="Internet_20_link" text:visited-style-name="Visited_20_Internet_20_Link">https://www.youtube.com/watch?v=2fRVvGkRJE8</text:a> – WebView</text:p>
      <text:p text:style-name="P3"><text:a xlink:type="simple" xlink:href="https://www.youtube.com/watch?v=ZlW_FjuAV20" text:style-name="Internet_20_link" text:visited-style-name="Visited_20_Internet_20_Link">https://www.youtube.com/watch?v=ZlW_FjuAV20</text:a> – ProgressBar</text:p>
      <text:p text:style-name="P3"/>
      <text:p text:style-name="P5">Módulo Wi-fi ESP8266:</text:p>
      <text:p text:style-name="P5"><text:a xlink:type="simple" xlink:href="http://blog.filipeflop.com/wireless/esp8266-arduino-tutorial.html" text:style-name="Internet_20_link" text:visited-style-name="Visited_20_Internet_20_Link">http://blog.filipeflop.com/wireless/esp8266-arduino-tutorial.html</text:a> – Início</text:p>
      <text:p text:style-name="P7"><text:a xlink:type="simple" xlink:href="https://cdn.sparkfun.com/assets/learn_tutorials/4/0/3/4A-ESP8266__AT_Instruction_Set__EN_v0.30.pdf" text:style-name="Internet_20_link" text:visited-style-name="Visited_20_Internet_20_Link">https://cdn.sparkfun.com/assets/learn_tutorials/4/0/3/4A-ESP8266__AT_Instruction_Set__EN_v0.30.pdf</text:a> – Comandos AT para o módulo usado no projeto</text:p>
      <text:p text:style-name="P6"><text:a xlink:type="simple" xlink:href="http://rogerbit.com/wprb/?p=294" text:style-name="Internet_20_link" text:visited-style-name="Visited_20_Internet_20_Link">http://rogerbit.com/wprb/?p=294</text:a> – Aplicativo no AppInventor e ideias para o proje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4T21:19:43.485438762</meta:creation-date>
    <dc:title>Padrão ABNT</dc:title>
    <meta:editing-duration>PT2H44M33S</meta:editing-duration>
    <meta:editing-cycles>8</meta:editing-cycles>
    <meta:generator>LibreOffice/5.2.3.3$Linux_X86_64 LibreOffice_project/d54a8868f08a7b39642414cf2c8ef2f228f780cf</meta:generator>
    <dc:date>2016-12-25T16:21:17.964304001</dc:date>
    <meta:document-statistic meta:table-count="0" meta:image-count="0" meta:object-count="0" meta:page-count="1" meta:paragraph-count="13" meta:word-count="46" meta:character-count="787" meta:non-whitespace-character-count="748"/>
    <meta:template xlink:type="simple" xlink:actuate="onRequest" xlink:title="Padrão ABNT" xlink:href="../../../../../.config/libreoffice/4/user/template/Padrão%20ABNT1.ott" meta:date="2016-12-24T21:19:43.004460475"/>
  </office:meta>
</office:document-meta>
</file>